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C198A00007C0600002957785BF256725A3D8C.svg" manifest:media-type="image/svg+xml"/>
  <manifest:file-entry manifest:full-path="Pictures/10000001000004C90000019821C13087CC2D400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1.749cm" svg:height="10.582cm" svg:x="1.476cm" svg:y="1.213cm">
          <draw:image xlink:href="Pictures/100C198A00007C0600002957785BF256725A3D8C.svg" xlink:type="simple" xlink:show="embed" xlink:actuate="onLoad" draw:mime-type="image/svg+xml">
            <text:p/>
          </draw:image>
          <draw:image xlink:href="Pictures/10000001000004C90000019821C13087CC2D400E.png" xlink:type="simple" xlink:show="embed" xlink:actuate="onLoad" draw:mime-type="image/png"/>
          <svg:desc>File name  = PLT__2023-05-18.10_46_14.svg </svg:desc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69cm" fo:margin-bottom="0.869cm" fo:margin-left="0.869cm" fo:margin-right="0.869cm" fo:page-width="31.75cm" fo:page-height="11.1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12T15:16:35.804000000</dc:date>
    <meta:editing-duration>PT2H39M41S</meta:editing-duration>
    <meta:editing-cycles>1</meta:editing-cycles>
    <meta:document-statistic meta:object-count="1"/>
    <meta:generator>LibreOffice/7.3.5.2$Windows_X86_64 LibreOffice_project/184fe81b8c8c30d8b5082578aee2fed2ea847c01</meta:generator>
  </office:meta>
</office:document-meta>
</file>